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bc1e" officeooo:paragraph-rsid="0016bc1e"/>
    </style:style>
    <style:style style:name="P2" style:family="paragraph" style:parent-style-name="Standard">
      <style:text-properties fo:color="#9cdcfe" style:font-name="Droid Sans Mono" fo:font-size="10.5pt" fo:font-weight="normal" officeooo:rsid="0016bc1e" officeooo:paragraph-rsid="0016bc1e" fo:background-color="#1e1e1e"/>
    </style:style>
    <style:style style:name="T1" style:family="text">
      <style:text-properties officeooo:rsid="00185a2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 like the products that your are offering. I would love to by one.</text:p>
      <text:p text:style-name="Standard"/>
      <text:p text:style-name="Standard"/>
      <text:p text:style-name="P1">The website is slugish.</text:p>
      <text:p text:style-name="P1"/>
      <text:p text:style-name="P1">I feel like your services are well developed.</text:p>
      <text:p text:style-name="P1"/>
      <text:p text:style-name="P1">Wow! this is a winner website. I am very much encouraged.</text:p>
      <text:p text:style-name="P1"/>
      <text:p text:style-name="P1">Xoxoxoxo xoxo</text:p>
      <text:p text:style-name="P1"/>
      <text:p text:style-name="P1">XOXOXOXO XOXO</text:p>
      <text:p text:style-name="P1"/>
      <text:p text:style-name="P1">victimizes violence</text:p>
      <text:p text:style-name="P1"/>
      <text:p text:style-name="P1"/>
      <text:p text:style-name="P1"><text:a xlink:type="simple" xlink:href="https://elvis-munene.github.io/sentiment-Analyzer-App/" text:style-name="Internet_20_link" text:visited-style-name="Visited_20_Internet_20_Link">https://elvis-munene.github.io/sentiment-Analyzer-App/</text:a> --- <text:span text:style-name="T1">gh-pages </text:span></text:p>
      <text:p text:style-name="P1"/>
      <text:p text:style-name="P1"/>
      <text:p text:style-name="P1">https://youtu.be/1jEjloNDs_w</text:p>
      <text:p text:style-name="P2"/>
      <text:p text:style-name="P2"/>
      <text:p text:style-name="P2"/>
      <text:p text:style-name="P2"/>
      <text:p text:style-name="P2">Let’s implement on our site to get all the bugs out. I guess you’ll work out a simple report in the case of an avalanche of responses. Like how many likes vs neutral vs dislikes as a %age of the total</text:p>
      <text:p text:style-name="P2">Responses. Then we can access the neutral and dislikes and use the info to improve the site. That way we convert it to a product and sell it. Super stuff</text:p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6T19:43:48.894821098</meta:creation-date>
    <dc:date>2022-07-02T22:47:54.061419242</dc:date>
    <meta:editing-duration>PT1H51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118" meta:character-count="687" meta:non-whitespace-character-count="578"/>
  </office:meta>
</office:document-meta>
</file>